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64de" officeooo:paragraph-rsid="000e64de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0e64de" officeooo:paragraph-rsid="000e64de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0f6e6c" officeooo:paragraph-rsid="000f6e6c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10a790" officeooo:paragraph-rsid="0010a790" style:font-size-asian="17.5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e64de" officeooo:paragraph-rsid="000e64de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f6e6c" officeooo:paragraph-rsid="000f6e6c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officeooo:rsid="000f6e6c" officeooo:paragraph-rsid="000f6e6c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officeooo:rsid="000f798f" officeooo:paragraph-rsid="000f6e6c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officeooo:rsid="0010a790" officeooo:paragraph-rsid="0010a790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0a790" officeooo:paragraph-rsid="0010a790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18b6d" officeooo:paragraph-rsid="00118b6d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2271d" officeooo:paragraph-rsid="0012271d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37c84" officeooo:paragraph-rsid="00137c84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20pt" officeooo:rsid="0010a790" officeooo:paragraph-rsid="0010a790" style:font-size-asian="17.5pt" style:font-size-complex="20pt"/>
    </style:style>
    <style:style style:name="P15" style:family="paragraph" style:parent-style-name="Standard">
      <style:paragraph-properties fo:text-align="justify" style:justify-single-word="false"/>
      <style:text-properties fo:font-size="20pt" officeooo:rsid="0012271d" officeooo:paragraph-rsid="0012271d" style:font-size-asian="17.5pt" style:font-size-complex="20pt"/>
    </style:style>
    <style:style style:name="P16" style:family="paragraph" style:parent-style-name="Standard">
      <style:paragraph-properties fo:text-align="justify" style:justify-single-word="false"/>
      <style:text-properties fo:font-size="20pt" officeooo:rsid="00137c84" officeooo:paragraph-rsid="00137c84" style:font-size-asian="17.5pt" style:font-size-complex="2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f6e6c" style:font-size-asian="10.5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0f798f" style:font-size-asian="10.5pt" style:font-size-complex="12pt"/>
    </style:style>
    <style:style style:name="T5" style:family="text">
      <style:text-properties fo:font-size="12pt" style:text-underline-style="none" style:font-size-asian="10.5pt" style:font-size-complex="12pt"/>
    </style:style>
    <style:style style:name="T6" style:family="text">
      <style:text-properties fo:font-size="12pt" style:text-underline-style="none" officeooo:rsid="000f798f" style:font-size-asian="10.5pt" style:font-size-complex="12pt"/>
    </style:style>
    <style:style style:name="T7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8" style:family="text">
      <style:text-properties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officeooo:rsid="0012271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2271d"/>
    </style:style>
    <style:style style:name="T14" style:family="text">
      <style:text-properties officeooo:rsid="00137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P2"><text:line-break/><text:span text:style-name="T1">P</text:span><text:span text:style-name="T2">ESSOA</text:span><text:span text:style-name="T1">(</text:span><text:span text:style-name="T2">i</text:span><text:span text:style-name="T3">d</text:span><text:span text:style-name="T1">, nome, dataNascimento, morada, telefone, e-mail)</text:span></text:p>
      <text:p text:style-name="P5"/>
      <text:p text:style-name="P3"><text:span text:style-name="T1">CLIENTE(i</text:span><text:span text:style-name="T3">d</text:span><text:span text:style-name="T1"> → PESSOA, id_carta_conducao, validade_carta, data_emissao_carta)</text:span></text:p>
      <text:p text:style-name="P6"/>
      <text:p text:style-name="P3"><text:span text:style-name="T1">FUNCIONARIO(</text:span><text:span text:style-name="T3">id</text:span><text:span text:style-name="T5"> → PESSOA, horas_semanais, salario_hora)</text:span></text:p>
      <text:p text:style-name="P7"/>
      <text:p text:style-name="P3"><text:span text:style-name="T5">CARRO(</text:span><text:span text:style-name="T3">i</text:span><text:span text:style-name="T8">d</text:span><text:span text:style-name="T7">, matricula, modelo → MODELO)</text:span></text:p>
      <text:p text:style-name="P7"/>
      <text:p text:style-name="P3"><text:span text:style-name="T5">MODELO(</text:span><text:span text:style-name="T3">nome</text:span><text:span text:style-name="T5">, categoria, marca → MARCA)</text:span></text:p>
      <text:p text:style-name="P7"/>
      <text:p text:style-name="P3"><text:span text:style-name="T5">MARCA(</text:span><text:span text:style-name="T4">nome</text:span><text:span text:style-name="T6">)</text:span></text:p>
      <text:p text:style-name="P8"/>
      <text:p text:style-name="P4"><text:span text:style-name="T6">S</text:span><text:span text:style-name="T5">EGURADORA(</text:span><text:span text:style-name="T3">nome</text:span><text:span text:style-name="T5">, morada, telefone, e-mail)</text:span></text:p>
      <text:p text:style-name="P9"/>
      <text:p text:style-name="P4"><text:span text:style-name="T5">SEGURO(</text:span><text:span text:style-name="T8">id</text:span><text:span text:style-name="T7">, tipo, descrição, preço)</text:span></text:p>
      <text:p text:style-name="P4"><text:span text:style-name="T7"/></text:p>
      <text:p text:style-name="P16"><text:span text:style-name="T7">ALUGUER_SEGURO(</text:span><text:span text:style-name="T8">idAluguer </text:span><text:span text:style-name="T7">→ ALUGUER, </text:span><text:span text:style-name="T8">idSeguro </text:span><text:span text:style-name="T7">→ SEGURO)</text:span></text:p>
      <text:p text:style-name="P10"/>
      <text:p text:style-name="P4"><text:span text:style-name="T7">SEGURADORA_SEGURO(</text:span><text:span text:style-name="T8">seguradora</text:span><text:span text:style-name="T7"> → SEGURADORA, </text:span><text:span text:style-name="T8">seguro</text:span><text:span text:style-name="T7"> → SEGURO)</text:span></text:p>
      <text:p text:style-name="P4"><text:span text:style-name="T7"/></text:p>
      <text:p text:style-name="P15"><text:span text:style-name="T7">PLANO DE ALUGUER(</text:span><text:span text:style-name="T8">id,</text:span><text:span text:style-name="T7">nome,descrição,preçoDiária)</text:span></text:p>
      <text:p text:style-name="P15"><text:span text:style-name="T7"/></text:p>
      <text:p text:style-name="P15"><text:span text:style-name="T7">PLANO DE ALUGUER_MODELO(</text:span><text:span text:style-name="T8">aid</text:span><text:span text:style-name="T7"> → PLANO DE ALUGUER,</text:span><text:span text:style-name="T8"> nome </text:span><text:span text:style-name="T7">→ MODELO)</text:span></text:p>
      <text:p text:style-name="P10"/>
      <text:p text:style-name="P11">EXTRA(<text:span text:style-name="T13">id,</text:span><text:span text:style-name="T11">nome,descrição,valor)</text:span></text:p>
      <text:p text:style-name="P11"/>
      <text:p text:style-name="P12">ALUGUER(<text:span text:style-name="T12">id</text:span>,clienteID→CLIENTE,morada→LOCAL_LEVANTAMENTO,<text:span text:style-name="T14">planoID → PLANO DE ALUGUER</text:span>,<text:span text:style-name="T9">dataInicio,dataFIm,horaInicio,horaFIm)</text:span></text:p>
      <text:p text:style-name="P12"><text:span text:style-name="T9"/></text:p>
      <text:p text:style-name="P13"><text:span text:style-name="T9">QUANTIDADE(</text:span><text:span text:style-name="T10">aluguerID </text:span><text:span text:style-name="T9">→ ALUGUER, </text:span><text:span text:style-name="T10">extraID </text:span><text:span text:style-name="T9">→ EXTRA, qtd)</text:span></text:p>
      <text:p text:style-name="P12"><text:span text:style-name="T9"/></text:p>
      <text:p text:style-name="P12"><text:span text:style-name="T9">ENTREGA(</text:span><text:span text:style-name="T10">aluguerID </text:span><text:span text:style-name="T9">→ ALUGUER, funcionarioID → FUNCIONÁRIO, estadoVeiculo)</text:span></text:p>
      <text:p text:style-name="P12"><text:span text:style-name="T9"/></text:p>
      <text:p text:style-name="P12"><text:span text:style-name="T9">DEVOLUÇÃO(</text:span><text:span text:style-name="T10">aluguerID </text:span><text:span text:style-name="T9">→ ALUGUER, funcionarioID → FUNCIONÁRIO, estadoVeiculo)</text:span></text:p>
      <text:p text:style-name="P12"><text:span text:style-name="T9"/></text:p>
      <text:p text:style-name="P12"><text:span text:style-name="T9">LOCAL_LEVANTAMENTO(</text:span><text:span text:style-name="T10">morada</text:span><text:span text:style-name="T9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6:36:23.458599936</meta:creation-date>
    <dc:date>2023-10-28T19:25:12.746994834</dc:date>
    <meta:editing-duration>PT9M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91" meta:character-count="964" meta:non-whitespace-character-count="891"/>
  </office:meta>
</office:document-meta>
</file>